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701cm" svg:height="1.663cm" svg:x="8.932cm" svg:y="1.7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81cm" svg:y1="3.16cm" svg:x2="5.583cm" svg:y2="5.54cm" draw:start-shape="id1" draw:start-glue-point="7" draw:end-shape="id2" draw:end-glue-point="4" svg:d="M9181 3160l-3598 2380" svg:viewBox="0 0 3599 2381">
          <text:p/>
        </draw:connector>
        <draw:custom-shape draw:style-name="gr3" draw:text-style-name="P1" xml:id="id2" draw:id="id2" draw:layer="layout" svg:width="1.701cm" svg:height="1.663cm" svg:x="4.732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701cm" svg:height="1.663cm" svg:x="5.132cm" svg:y="9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701cm" svg:height="1.663cm" svg:x="7.544cm" svg:y="13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701cm" svg:height="1.663cm" svg:x="12.572cm" svg:y="15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701cm" svg:height="1.663cm" svg:x="16.373cm" svg:y="12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701cm" svg:height="1.663cm" svg:x="15.87cm" svg:y="8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701cm" svg:height="1.663cm" svg:x="11.348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701cm" svg:height="1.663cm" svg:x="9.137cm" svg:y="9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701cm" svg:height="1.663cm" svg:x="7.396cm" svg:y="18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701cm" svg:height="1.663cm" svg:x="15.635cm" svg:y="2.35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701cm" svg:height="1.663cm" svg:x="18.616cm" svg:y="5.96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2" draw:id="id12" draw:layer="layout" svg:width="1.701cm" svg:height="1.663cm" svg:x="1.952cm" svg:y="2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701cm" svg:height="1.663cm" svg:x="18.014cm" svg:y="17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583cm" svg:y1="7.203cm" svg:x2="5.983cm" svg:y2="9.74cm" draw:start-shape="id2" draw:start-glue-point="8" draw:end-shape="id3" draw:end-glue-point="4" svg:d="M5583 7203l400 2537" svg:viewBox="0 0 401 2538">
          <text:p/>
        </draw:connector>
        <draw:connector draw:style-name="gr2" draw:text-style-name="P2" draw:layer="layout" draw:type="line" svg:x1="5.983cm" svg:y1="11.403cm" svg:x2="7.793cm" svg:y2="13.563cm" draw:start-shape="id3" draw:start-glue-point="8" draw:end-shape="id4" draw:end-glue-point="5" svg:d="M5983 11403l1810 2160" svg:viewBox="0 0 1811 2161">
          <text:p/>
        </draw:connector>
        <draw:connector draw:style-name="gr2" draw:text-style-name="P2" draw:layer="layout" draw:type="line" svg:x1="8.996cm" svg:y1="14.74cm" svg:x2="12.572cm" svg:y2="15.884cm" draw:start-shape="id4" draw:start-glue-point="9" draw:end-shape="id5" draw:end-glue-point="6" svg:d="M8996 14740l3576 1144" svg:viewBox="0 0 3577 1145">
          <text:p/>
        </draw:connector>
        <draw:connector draw:style-name="gr2" draw:text-style-name="P2" draw:layer="layout" draw:type="line" svg:x1="14.273cm" svg:y1="15.884cm" svg:x2="16.622cm" svg:y2="13.886cm" draw:start-shape="id5" draw:start-glue-point="10" draw:end-shape="id6" draw:end-glue-point="7" svg:d="M14273 15884l2349-1998" svg:viewBox="0 0 2350 1999">
          <text:p/>
        </draw:connector>
        <draw:connector draw:style-name="gr2" draw:text-style-name="P2" draw:layer="layout" draw:type="line" svg:x1="17.224cm" svg:y1="12.466cm" svg:x2="16.721cm" svg:y2="10.378cm" draw:start-shape="id6" draw:start-glue-point="4" draw:end-shape="id7" draw:end-glue-point="8" svg:d="M17224 12466l-503-2088" svg:viewBox="0 0 504 2089">
          <text:p/>
        </draw:connector>
        <draw:connector draw:style-name="gr2" draw:text-style-name="P2" draw:layer="layout" draw:type="line" svg:x1="16.119cm" svg:y1="8.958cm" svg:x2="13.049cm" svg:y2="7.37cm" draw:start-shape="id7" draw:start-glue-point="5" draw:end-shape="id8" draw:end-glue-point="10" svg:d="M16119 8958l-3070-1588" svg:viewBox="0 0 3071 1589">
          <text:p/>
        </draw:connector>
        <draw:connector draw:style-name="gr2" draw:text-style-name="P2" draw:layer="layout" draw:type="line" svg:x1="11.597cm" svg:y1="7.958cm" svg:x2="10.589cm" svg:y2="9.695cm" draw:start-shape="id8" draw:start-glue-point="7" draw:end-shape="id9" draw:end-glue-point="11" svg:d="M11597 7958l-1008 1737" svg:viewBox="0 0 1009 1738">
          <text:p/>
        </draw:connector>
        <draw:connector draw:style-name="gr2" draw:text-style-name="P2" draw:layer="layout" draw:type="line" svg:x1="9.137cm" svg:y1="10.284cm" svg:x2="6.833cm" svg:y2="10.572cm" draw:start-shape="id9" draw:start-glue-point="6" draw:end-shape="id3" draw:end-glue-point="10" svg:d="M9137 10284l-2304 288" svg:viewBox="0 0 2305 289">
          <text:p/>
        </draw:connector>
        <draw:connector draw:style-name="gr2" draw:text-style-name="P2" draw:layer="layout" draw:type="line" svg:x1="18.865cm" svg:y1="6.212cm" svg:x2="17.087cm" svg:y2="3.772cm" draw:start-shape="id10" draw:start-glue-point="5" draw:end-shape="id11" draw:end-glue-point="9" svg:d="M18865 6212l-1778-2440" svg:viewBox="0 0 1779 2441">
          <text:p/>
        </draw:connector>
        <draw:connector draw:style-name="gr2" draw:text-style-name="P2" draw:layer="layout" draw:type="line" svg:x1="3.404cm" svg:y1="3.711cm" svg:x2="4.981cm" svg:y2="5.783cm" draw:start-shape="id12" draw:start-glue-point="9" draw:end-shape="id2" draw:end-glue-point="5" svg:d="M3404 3711l1577 2072" svg:viewBox="0 0 1578 2073">
          <text:p/>
        </draw:connector>
        <draw:connector draw:style-name="gr2" draw:text-style-name="P2" draw:layer="layout" draw:type="line" svg:x1="8.848cm" svg:y1="18.837cm" svg:x2="12.821cm" svg:y2="16.472cm" draw:start-shape="id13" draw:start-glue-point="11" draw:end-shape="id5" draw:end-glue-point="7" svg:d="M8848 18837l3973-2365" svg:viewBox="0 0 3974 2366">
          <text:p/>
        </draw:connector>
        <draw:connector draw:style-name="gr2" draw:text-style-name="P2" draw:layer="layout" draw:type="line" svg:x1="18.263cm" svg:y1="18.235cm" svg:x2="14.024cm" svg:y2="16.472cm" draw:start-shape="id14" draw:start-glue-point="5" draw:end-shape="id5" draw:end-glue-point="9" svg:d="M18263 18235l-4239-1763" svg:viewBox="0 0 4240 1764">
          <text:p/>
        </draw:connector>
        <draw:custom-shape draw:style-name="gr1" draw:text-style-name="P1" xml:id="id17" draw:id="id17" draw:layer="layout" svg:width="1.701cm" svg:height="1.663cm" svg:x="20.123cm" svg:y="10.43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701cm" svg:height="1.663cm" svg:x="20.994cm" svg:y="1.7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1.701cm" svg:height="1.663cm" svg:x="22.094cm" svg:y="6.12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1.243cm" svg:y1="3.149cm" svg:x2="20.068cm" svg:y2="6.212cm" draw:start-shape="id15" draw:start-glue-point="7" draw:end-shape="id10" draw:end-glue-point="11" svg:d="M21243 3149l-1175 3063" svg:viewBox="0 0 1176 3064">
          <text:p/>
        </draw:connector>
        <draw:connector draw:style-name="gr2" draw:text-style-name="P2" draw:layer="layout" draw:type="line" svg:x1="22.094cm" svg:y1="6.961cm" svg:x2="20.317cm" svg:y2="6.801cm" draw:start-shape="id16" draw:start-glue-point="6" draw:end-shape="id10" draw:end-glue-point="10" svg:d="M22094 6961l-1777-160" svg:viewBox="0 0 1778 161">
          <text:p/>
        </draw:connector>
        <draw:connector draw:style-name="gr2" draw:text-style-name="P2" draw:layer="layout" draw:type="line" svg:x1="20.372cm" svg:y1="10.68cm" svg:x2="19.467cm" svg:y2="7.632cm" draw:start-shape="id17" draw:start-glue-point="5" draw:end-shape="id10" draw:end-glue-point="8" svg:d="M20372 10680l-905-3048" svg:viewBox="0 0 906 3049">
          <text:p/>
        </draw:connector>
        <draw:custom-shape draw:style-name="gr1" draw:text-style-name="P1" xml:id="id18" draw:id="id18" draw:layer="layout" svg:width="1.701cm" svg:height="1.663cm" svg:x="11.516cm" svg:y="3.4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635cm" svg:y1="3.184cm" svg:x2="12.968cm" svg:y2="3.733cm" draw:start-shape="id11" draw:start-glue-point="6" draw:end-shape="id18" draw:end-glue-point="11" svg:d="M15635 3184l-2667 549" svg:viewBox="0 0 2668 5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2.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5T13:56:19.996571932</meta:creation-date>
    <dc:date>2016-05-25T22:20:25.514190758</dc:date>
    <dc:creator>elucterio </dc:creator>
    <meta:editing-duration>PT8H17M5S</meta:editing-duration>
    <meta:editing-cycles>38</meta:editing-cycles>
    <meta:generator>LibreOffice/4.2.8.2$Linux_X86_64 LibreOffice_project/420m0$Build-2</meta:generator>
    <meta:document-statistic meta:object-count="35"/>
  </office:meta>
</office:document-meta>
</file>